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bd33e"/>
    </style:style>
    <style:style style:name="P2" style:family="paragraph" style:parent-style-name="Standard">
      <style:text-properties officeooo:paragraph-rsid="001c785a"/>
    </style:style>
    <style:style style:name="P3" style:family="paragraph" style:parent-style-name="Standard">
      <style:text-properties fo:font-weight="bold" officeooo:paragraph-rsid="001c785a" style:font-weight-asian="bold" style:font-weight-complex="bold"/>
    </style:style>
    <style:style style:name="P4" style:family="paragraph" style:parent-style-name="Standard">
      <style:text-properties fo:font-weight="bold" officeooo:paragraph-rsid="001bd33e" style:font-weight-asian="bold" style:font-weight-complex="bold"/>
    </style:style>
    <style:style style:name="P5" style:family="paragraph" style:parent-style-name="Standard">
      <style:text-properties fo:font-weight="bold" officeooo:paragraph-rsid="001e0fe6" style:font-weight-asian="bold" style:font-weight-complex="bold"/>
    </style:style>
    <style:style style:name="P6" style:family="paragraph" style:parent-style-name="Standard">
      <style:text-properties fo:font-weight="bold" officeooo:paragraph-rsid="001f4bd0" style:font-weight-asian="bold" style:font-weight-complex="bold"/>
    </style:style>
    <style:style style:name="P7" style:family="paragraph" style:parent-style-name="Standard">
      <style:text-properties fo:font-weight="bold" officeooo:paragraph-rsid="00239e69" style:font-weight-asian="bold" style:font-weight-complex="bold"/>
    </style:style>
    <style:style style:name="P8" style:family="paragraph" style:parent-style-name="Standard">
      <style:text-properties fo:font-weight="bold" officeooo:paragraph-rsid="00248564" style:font-weight-asian="bold" style:font-weight-complex="bold"/>
    </style:style>
    <style:style style:name="P9" style:family="paragraph" style:parent-style-name="Standard">
      <style:text-properties fo:font-weight="bold" officeooo:paragraph-rsid="0022d4e8" style:font-weight-asian="bold" style:font-weight-complex="bold"/>
    </style:style>
    <style:style style:name="P10" style:family="paragraph" style:parent-style-name="Standard">
      <style:text-properties fo:font-weight="bold" officeooo:rsid="00248564" officeooo:paragraph-rsid="00248564" style:font-weight-asian="bold" style:font-weight-complex="bold"/>
    </style:style>
    <style:style style:name="P11" style:family="paragraph" style:parent-style-name="Standard">
      <style:text-properties fo:font-weight="bold" officeooo:paragraph-rsid="0025ed8b" style:font-weight-asian="bold" style:font-weight-complex="bold"/>
    </style:style>
    <style:style style:name="P12" style:family="paragraph" style:parent-style-name="Standard">
      <style:text-properties fo:font-weight="bold" officeooo:rsid="0025ed8b" officeooo:paragraph-rsid="0025ed8b" style:font-weight-asian="bold" style:font-weight-complex="bold"/>
    </style:style>
    <style:style style:name="P13" style:family="paragraph" style:parent-style-name="Standard">
      <style:text-properties fo:font-weight="bold" officeooo:paragraph-rsid="0027bd11" style:font-weight-asian="bold" style:font-weight-complex="bold"/>
    </style:style>
    <style:style style:name="P14" style:family="paragraph" style:parent-style-name="Standard">
      <style:text-properties fo:font-weight="bold" officeooo:paragraph-rsid="002a4946" style:font-weight-asian="bold" style:font-weight-complex="bold"/>
    </style:style>
    <style:style style:name="P15" style:family="paragraph" style:parent-style-name="Standard">
      <style:text-properties fo:font-weight="bold" officeooo:rsid="001bd33e" officeooo:paragraph-rsid="001bd33e" style:font-weight-asian="bold" style:font-weight-complex="bold"/>
    </style:style>
    <style:style style:name="P16" style:family="paragraph" style:parent-style-name="Standard">
      <style:text-properties fo:font-weight="bold" officeooo:rsid="001e0fe6" officeooo:paragraph-rsid="001e0fe6" style:font-weight-asian="bold" style:font-weight-complex="bold"/>
    </style:style>
    <style:style style:name="P17" style:family="paragraph" style:parent-style-name="Standard">
      <style:text-properties fo:font-weight="bold" officeooo:rsid="001f4bd0" officeooo:paragraph-rsid="001f4bd0" style:font-weight-asian="bold" style:font-weight-complex="bold"/>
    </style:style>
    <style:style style:name="P18" style:family="paragraph" style:parent-style-name="Standard">
      <style:text-properties fo:font-weight="bold" officeooo:rsid="00239e69" officeooo:paragraph-rsid="00239e69" style:font-weight-asian="bold" style:font-weight-complex="bold"/>
    </style:style>
    <style:style style:name="P19" style:family="paragraph" style:parent-style-name="Standard">
      <style:text-properties fo:font-weight="bold" officeooo:rsid="0022d4e8" officeooo:paragraph-rsid="00248564" style:font-weight-asian="bold" style:font-weight-complex="bold"/>
    </style:style>
    <style:style style:name="P20" style:family="paragraph" style:parent-style-name="Standard">
      <style:text-properties fo:font-weight="bold" officeooo:rsid="0027bd11" officeooo:paragraph-rsid="001bd33e" style:font-weight-asian="bold" style:font-weight-complex="bold"/>
    </style:style>
    <style:style style:name="P21" style:family="paragraph" style:parent-style-name="Standard">
      <style:text-properties officeooo:paragraph-rsid="001e0fe6"/>
    </style:style>
    <style:style style:name="P22" style:family="paragraph" style:parent-style-name="Standard">
      <style:text-properties officeooo:paragraph-rsid="00248564"/>
    </style:style>
    <style:style style:name="P23" style:family="paragraph" style:parent-style-name="Standard">
      <style:text-properties officeooo:rsid="00248564" officeooo:paragraph-rsid="00248564"/>
    </style:style>
    <style:style style:name="P24" style:family="paragraph" style:parent-style-name="Standard">
      <style:text-properties officeooo:rsid="00248564" officeooo:paragraph-rsid="001c785a"/>
    </style:style>
    <style:style style:name="P25" style:family="paragraph" style:parent-style-name="Standard">
      <style:text-properties fo:font-style="italic" officeooo:rsid="00248564" officeooo:paragraph-rsid="00248564" style:font-style-asian="italic" style:font-style-complex="italic"/>
    </style:style>
    <style:style style:name="P26" style:family="paragraph" style:parent-style-name="Standard">
      <style:text-properties fo:font-style="italic" officeooo:rsid="00248564" officeooo:paragraph-rsid="0024cbc7" style:font-style-asian="italic" style:font-style-complex="italic"/>
    </style:style>
    <style:style style:name="P27" style:family="paragraph" style:parent-style-name="Standard">
      <style:text-properties fo:font-style="italic" officeooo:rsid="00248564" officeooo:paragraph-rsid="0024fa77" style:font-style-asian="italic" style:font-style-complex="italic"/>
    </style:style>
    <style:style style:name="P28" style:family="paragraph" style:parent-style-name="Standard">
      <style:text-properties fo:font-style="italic" officeooo:rsid="00248564" officeooo:paragraph-rsid="0025ed8b" style:font-style-asian="italic" style:font-style-complex="italic"/>
    </style:style>
    <style:style style:name="P29" style:family="paragraph" style:parent-style-name="Standard">
      <style:text-properties fo:font-style="italic" officeooo:rsid="00248564" officeooo:paragraph-rsid="0027bd11" style:font-style-asian="italic" style:font-style-complex="italic"/>
    </style:style>
    <style:style style:name="P30" style:family="paragraph" style:parent-style-name="Standard">
      <style:text-properties fo:font-style="italic" officeooo:rsid="00248564" officeooo:paragraph-rsid="0029a4c4" style:font-style-asian="italic" style:font-style-complex="italic"/>
    </style:style>
    <style:style style:name="P31" style:family="paragraph" style:parent-style-name="Standard">
      <style:text-properties fo:font-style="italic" officeooo:rsid="00248564" officeooo:paragraph-rsid="002a4946" style:font-style-asian="italic" style:font-style-complex="italic"/>
    </style:style>
    <style:style style:name="P32" style:family="paragraph" style:parent-style-name="Standard">
      <style:text-properties officeooo:rsid="0024cbc7" officeooo:paragraph-rsid="0024cbc7"/>
    </style:style>
    <style:style style:name="P33" style:family="paragraph" style:parent-style-name="Standard">
      <style:text-properties officeooo:paragraph-rsid="0024cbc7"/>
    </style:style>
    <style:style style:name="P34" style:family="paragraph" style:parent-style-name="Standard">
      <style:text-properties officeooo:rsid="0024fa77" officeooo:paragraph-rsid="0024fa77"/>
    </style:style>
    <style:style style:name="P35" style:family="paragraph" style:parent-style-name="Standard">
      <style:text-properties officeooo:paragraph-rsid="0024fa77"/>
    </style:style>
    <style:style style:name="P36" style:family="paragraph" style:parent-style-name="Standard">
      <style:text-properties officeooo:paragraph-rsid="0025ed8b"/>
    </style:style>
    <style:style style:name="P37" style:family="paragraph" style:parent-style-name="Standard">
      <style:text-properties officeooo:rsid="0025ed8b" officeooo:paragraph-rsid="0025ed8b"/>
    </style:style>
    <style:style style:name="P38" style:family="paragraph" style:parent-style-name="Standard">
      <style:text-properties officeooo:rsid="0025ed8b" officeooo:paragraph-rsid="0027bd11"/>
    </style:style>
    <style:style style:name="P39" style:family="paragraph" style:parent-style-name="Standard">
      <style:text-properties officeooo:paragraph-rsid="0027bd11"/>
    </style:style>
    <style:style style:name="P40" style:family="paragraph" style:parent-style-name="Standard">
      <style:text-properties officeooo:rsid="0027bd11" officeooo:paragraph-rsid="0027bd11"/>
    </style:style>
    <style:style style:name="P41" style:family="paragraph" style:parent-style-name="Standard">
      <style:text-properties officeooo:rsid="0029a4c4" officeooo:paragraph-rsid="0029a4c4"/>
    </style:style>
    <style:style style:name="P42" style:family="paragraph" style:parent-style-name="Standard">
      <style:text-properties officeooo:rsid="002a4946" officeooo:paragraph-rsid="002a4946"/>
    </style:style>
    <style:style style:name="P43" style:family="paragraph" style:parent-style-name="Standard">
      <style:text-properties fo:font-style="normal" fo:font-weight="bold" officeooo:rsid="002a4946" officeooo:paragraph-rsid="002a4946" style:font-style-asian="normal" style:font-weight-asian="bold" style:font-style-complex="normal" style:font-weight-complex="bold"/>
    </style:style>
    <style:style style:name="P44" style:family="paragraph" style:parent-style-name="Standard">
      <style:text-properties officeooo:rsid="001bd33e" officeooo:paragraph-rsid="001bd33e"/>
    </style:style>
    <style:style style:name="P45" style:family="paragraph" style:parent-style-name="Standard">
      <style:text-properties officeooo:rsid="001c785a" officeooo:paragraph-rsid="001c785a"/>
    </style:style>
    <style:style style:name="P46" style:family="paragraph" style:parent-style-name="Standard">
      <style:text-properties officeooo:rsid="001e0fe6" officeooo:paragraph-rsid="001e0fe6"/>
    </style:style>
    <style:style style:name="P47" style:family="paragraph" style:parent-style-name="Standard">
      <style:text-properties officeooo:rsid="0022d4e8" officeooo:paragraph-rsid="0022d4e8"/>
    </style:style>
    <style:style style:name="P48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01c785a"/>
    </style:style>
    <style:style style:name="P49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031dfce"/>
    </style:style>
    <style:style style:name="P50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0388b34"/>
    </style:style>
    <style:style style:name="P51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03a31c4"/>
    </style:style>
    <style:style style:name="P52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06bc175"/>
    </style:style>
    <style:style style:name="P53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06c3d6e"/>
    </style:style>
    <style:style style:name="P54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tyle="italic" officeooo:rsid="00248564" officeooo:paragraph-rsid="00557e85" style:font-style-asian="italic" style:font-style-complex="italic"/>
    </style:style>
    <style:style style:name="P55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48564" officeooo:paragraph-rsid="00248564"/>
    </style:style>
    <style:style style:name="P56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48564" officeooo:paragraph-rsid="0024cbc7"/>
    </style:style>
    <style:style style:name="P57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48564" officeooo:paragraph-rsid="0024fa77"/>
    </style:style>
    <style:style style:name="P58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48564" officeooo:paragraph-rsid="0025ed8b"/>
    </style:style>
    <style:style style:name="P59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48564" officeooo:paragraph-rsid="0027bd11"/>
    </style:style>
    <style:style style:name="P60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48564" officeooo:paragraph-rsid="00500938"/>
    </style:style>
    <style:style style:name="P61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48564" officeooo:paragraph-rsid="005233cf"/>
    </style:style>
    <style:style style:name="P62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48564" officeooo:paragraph-rsid="0052d901"/>
    </style:style>
    <style:style style:name="P63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48564" officeooo:paragraph-rsid="00557e85"/>
    </style:style>
    <style:style style:name="P64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48564" officeooo:paragraph-rsid="00595307"/>
    </style:style>
    <style:style style:name="P65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48564" officeooo:paragraph-rsid="005ac7f3"/>
    </style:style>
    <style:style style:name="P66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48564" officeooo:paragraph-rsid="005c4e93"/>
    </style:style>
    <style:style style:name="P67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48564" officeooo:paragraph-rsid="0066f5af"/>
    </style:style>
    <style:style style:name="P68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48564" officeooo:paragraph-rsid="00688faa"/>
    </style:style>
    <style:style style:name="P69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48564" officeooo:paragraph-rsid="006bc175"/>
    </style:style>
    <style:style style:name="P70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48564" officeooo:paragraph-rsid="0079bd58"/>
    </style:style>
    <style:style style:name="P71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tyle="normal" officeooo:rsid="002e36e7" officeooo:paragraph-rsid="002e36e7" style:font-style-asian="normal" style:font-style-complex="normal"/>
    </style:style>
    <style:style style:name="P72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5ed8b" officeooo:paragraph-rsid="006c3d6e"/>
    </style:style>
    <style:style style:name="P73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5ed8b" officeooo:paragraph-rsid="006e1ee2"/>
    </style:style>
    <style:style style:name="P74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5ed8b" officeooo:paragraph-rsid="0070efb6"/>
    </style:style>
    <style:style style:name="P75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5ed8b" officeooo:paragraph-rsid="007b62e6"/>
    </style:style>
    <style:style style:name="P76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5ed8b" officeooo:paragraph-rsid="008da173"/>
    </style:style>
    <style:style style:name="P77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5ed8b" officeooo:paragraph-rsid="009457cc"/>
    </style:style>
    <style:style style:name="P78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5ed8b" officeooo:paragraph-rsid="009c1d4e"/>
    </style:style>
    <style:style style:name="P79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5ed8b" officeooo:paragraph-rsid="00a0251d"/>
    </style:style>
    <style:style style:name="P80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5ed8b" officeooo:paragraph-rsid="00a1e30f"/>
    </style:style>
    <style:style style:name="P81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5ed8b" officeooo:paragraph-rsid="00a23436"/>
    </style:style>
    <style:style style:name="P82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weight="bold" officeooo:rsid="0025ed8b" officeooo:paragraph-rsid="0070efb6" style:font-weight-asian="bold" style:font-weight-complex="bold"/>
    </style:style>
    <style:style style:name="P83" style:family="paragraph" style:parent-style-name="Standard">
      <style:text-properties officeooo:rsid="001bd33e" officeooo:paragraph-rsid="001bd33e"/>
    </style:style>
    <style:style style:name="P84" style:family="paragraph" style:parent-style-name="Standard">
      <style:text-properties fo:language="ru" fo:country="RU" officeooo:rsid="00abc7c2" officeooo:paragraph-rsid="00abc7c2"/>
    </style:style>
    <style:style style:name="T1" style:family="text">
      <style:text-properties officeooo:rsid="001bd33e"/>
    </style:style>
    <style:style style:name="T2" style:family="text">
      <style:text-properties officeooo:rsid="001c785a"/>
    </style:style>
    <style:style style:name="T3" style:family="text">
      <style:text-properties officeooo:rsid="001e0fe6"/>
    </style:style>
    <style:style style:name="T4" style:family="text">
      <style:text-properties officeooo:rsid="001f4bd0"/>
    </style:style>
    <style:style style:name="T5" style:family="text">
      <style:text-properties officeooo:rsid="00239e69"/>
    </style:style>
    <style:style style:name="T6" style:family="text">
      <style:text-properties officeooo:rsid="00248564"/>
    </style:style>
    <style:style style:name="T7" style:family="text">
      <style:text-properties officeooo:rsid="0024fa77"/>
    </style:style>
    <style:style style:name="T8" style:family="text">
      <style:text-properties officeooo:rsid="0025ed8b"/>
    </style:style>
    <style:style style:name="T9" style:family="text">
      <style:text-properties officeooo:rsid="0027bd11"/>
    </style:style>
    <style:style style:name="T10" style:family="text">
      <style:text-properties officeooo:rsid="0029a4c4"/>
    </style:style>
    <style:style style:name="T11" style:family="text">
      <style:text-properties officeooo:rsid="002a4946"/>
    </style:style>
    <style:style style:name="T12" style:family="text">
      <style:text-properties officeooo:rsid="002a4cf3"/>
    </style:style>
    <style:style style:name="T13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4">Перед вопросами: <text:span text:style-name="T13">Делай карты по своему алгоритму. Тем более для текучки. А этот вопросник используй для решений которые "на всю жизнь".</text:span></text:p>
      <text:p text:style-name="P44"/>
      <text:p text:style-name="P44">Вопрос №1.</text:p>
      <text:p text:style-name="P4"><text:span text:style-name="T1">С</text:span>кажи себе что ты молодец что ты за это взялся</text:p>
      <text:p text:style-name="P1"/>
      <text:p text:style-name="P25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5">Все существенные (полезные) мысли выделить жирным (т.е. те, которые не хотелось бы чтоб пропали).</text:p>
      <text:p text:style-name="P25"/>
      <text:p text:style-name="P71"/>
      <text:p text:style-name="P71"/>
      <text:p text:style-name="P71"/>
      <text:p text:style-name="P71"/>
      <text:p text:style-name="P49"/>
      <text:p text:style-name="P44"/>
      <text:p text:style-name="P44">Вопрос №2.</text:p>
      <text:p text:style-name="P4"><text:span text:style-name="T1">Шагом какого конвеера </text:span>оно является. </text:p>
      <text:p text:style-name="P15">Где начало и конец этого конвеера.</text:p>
      <text:p text:style-name="P15">На какой примерно позиции оно этого конвеера находится этот шаг.</text:p>
      <text:p text:style-name="P4">Т.е. посмотри на это как на функцию. </text:p>
      <text:p text:style-name="P4">И скажи:</text:p>
      <text:p text:style-name="P4">- <text:span text:style-name="T1">какие концепты </text:span>в <text:span text:style-name="T1">эту функцию входят </text:span>(в пространстве-времени)</text:p>
      <text:p text:style-name="P15">- какие концепты из неё выходят</text:p>
      <text:p text:style-name="P4">- какого топлива <text:span text:style-name="T1">эта функция требует</text:span></text:p>
      <text:p text:style-name="P4">- <text:span text:style-name="T1">каких </text:span>расходников <text:span text:style-name="T1">эта функция </text:span>требует.</text:p>
      <text:p text:style-name="P1">Т.е. восприми эту вещь как клей, связывающий то что “на входе” <text:span text:style-name="T1">с тем что “</text:span>на выходе”.</text:p>
      <text:p text:style-name="P1"><text:span text:style-name="T1">Т.е. посмотри то что “на входе” (А) и то что “на выходе” (Б) как разные шаги траектории “от А до Б”, а эту функцию увидь как функцию перемещения, и спроси “ЧТО перемещается от А до Б” (</text:span>может общая черта и т.п.)</text:p>
      <text:p text:style-name="P1">Математически, если эта “функция” (шаг <text:span text:style-name="T1">конвеера</text:span>) имеет несколько <text:span text:style-name="T1">возможных концептов “на входе” и </text:span>несколько <text:span text:style-name="T1">возможных вариантов “на выходе” </text:span>(исходов, <text:span text:style-name="T1">как в ситуации с несколькими возможными исходами</text:span>) – то её надо “параметрайзить” – <text:span text:style-name="T1">т.е. </text:span>выбрать систему координат, <text:span text:style-name="T1">с точки зрения которой у неё будет только один </text:span>вход и один выход <text:span text:style-name="T1">(пример – круг, который если описать через х^2 + y^2 = 1 то это функцие не будет, потому что квадрат – у каждого х и у - два исхода, “верх” и “низ” круга, а если описать через x = Rcos(alpha), y = Rsin(alpha) то у каждой комбинации R и alpha всего один исход (точка на круге)</text:span>.</text:p>
      <text:p text:style-name="P1"/>
      <text:p text:style-name="P25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5">Все существенные (полезные) мысли выделить жирным (т.е. те, которые не хотелось бы чтоб пропали).</text:p>
      <text:p text:style-name="P2"/>
      <text:p text:style-name="P50"/>
      <text:p text:style-name="P48"/>
      <text:p text:style-name="P48"/>
      <text:p text:style-name="P23"/>
      <text:p text:style-name="P2"/>
      <text:p text:style-name="P45">Вопрос №3.</text:p>
      <text:p text:style-name="P3"><text:span text:style-name="T2">О</text:span>бщие черты чего оно модифицирует?</text:p>
      <text:p text:style-name="P1"/>
      <text:p text:style-name="P25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5">Все существенные (полезные) мысли выделить жирным (т.е. те, которые не хотелось бы чтоб пропали).</text:p>
      <text:p text:style-name="P24"/>
      <text:p text:style-name="P51"/>
      <text:p text:style-name="P51"/>
      <text:p text:style-name="P51"/>
      <text:p text:style-name="P2"/>
      <text:p text:style-name="P45">Вопрос №4.</text:p>
      <text:p text:style-name="P3">ЧТО я вижу по этому поводу в своей фазе <text:span text:style-name="T2">(осоззнанном сне).</text:span></text:p>
      <text:p text:style-name="P2">Пойти в фазу <text:span text:style-name="T2">(осознанный сон) </text:span>и посмотреть:</text:p>
      <text:p text:style-name="P2">а) автоматизированное решение этого повторения</text:p>
      <text:p text:style-name="P2">- общая картина</text:p>
      <text:p text:style-name="P2">- вид под микроскопом</text:p>
      <text:p text:style-name="P2">- круг приемуществ</text:p>
      <text:p text:style-name="P2">- майндмапы этого</text:p>
      <text:p text:style-name="P2">- "куда идти"</text:p>
      <text:p text:style-name="P2">- "конечный пункт"</text:p>
      <text:p text:style-name="P2">- "как идти с точки зрения того, что есть сегодня, самым коротким путём к тому что я там вижу"</text:p>
      <text:p text:style-name="P2">- средства защиты от подделки</text:p>
      <text:p text:style-name="P2">- характеристики (измеримые параметры, по которым и без всей мешуры понятно, что вещь выгодна)</text:p>
      <text:p text:style-name="P2">- из каких материалов оно сделано (желательео чтоб было серебро-золото)</text:p>
      <text:p text:style-name="P2">б) максимизация прибыли (как с этого повторения, так и с его решения)</text:p>
      <text:p text:style-name="P2">не уверен пока что стоит так с размаху максимизировать прибыль того что ещё не понял, но можно глянуть.Т.е. Попроси в фазе свой мозг составить весь <text:span text:style-name="T2">этот </text:span>вопросник со всеми ответвлениями.</text:p>
      <text:p text:style-name="P2"/>
      <text:p text:style-name="P25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5">Все существенные (полезные) мысли выделить жирным (т.е. те, которые не хотелось бы чтоб пропали).</text:p>
      <text:p text:style-name="P23"/>
      <text:p text:style-name="P55"/>
      <text:p text:style-name="P55"/>
      <text:p text:style-name="P55"/>
      <text:p text:style-name="P23"/>
      <text:p text:style-name="P23"/>
      <text:p text:style-name="P46">Вопрос №5.</text:p>
      <text:p text:style-name="P5">Что бы ты сделал в рамках этой вещи такого, что если б появилась возможность сделать снова – ты сделал бы то же самое <text:span text:style-name="T12">(хоть сотню раз)</text:span>?</text:p>
      <text:p text:style-name="P1"/>
      <text:p text:style-name="P25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5">Все существенные (полезные) мысли выделить жирным (т.е. те, которые не хотелось бы чтоб пропали).</text:p>
      <text:p text:style-name="P25"/>
      <text:p text:style-name="P60"/>
      <text:p text:style-name="P55"/>
      <text:p text:style-name="P55"/>
      <text:p text:style-name="P1"/>
      <text:p text:style-name="P46">Вопрос №6.</text:p>
      <text:p text:style-name="P5">Что я колдую? </text:p>
      <text:p text:style-name="P16">Что притягивается в мою жизнь, когда я имею эту проблему?</text:p>
      <text:p text:style-name="P1">Моя гипотеза, <text:span text:style-name="T3">которая может показать, </text:span>почему этот вопрос важен.</text:p>
      <text:p text:style-name="P25"/>
      <text:p text:style-name="P25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5">Все существенные (полезные) мысли выделить жирным (т.е. те, которые не хотелось бы чтоб пропали).</text:p>
      <text:p text:style-name="P25"/>
      <text:p text:style-name="P61"/>
      <text:p text:style-name="P55"/>
      <text:p text:style-name="P55"/>
      <text:p text:style-name="P21"/>
      <text:p text:style-name="P46">Вопрос №7.</text:p>
      <text:p text:style-name="P5">Что ты можешь сейчас сделать чтоб сделать себе хорошо?</text:p>
      <text:p text:style-name="P1"><text:span text:style-name="T3">Этот вопрос важен, потому что </text:span>многие вещи <text:span text:style-name="T3">часто </text:span>являются психосоматикой.</text:p>
      <text:p text:style-name="P1"/>
      <text:p text:style-name="P25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5">Все существенные (полезные) мысли выделить жирным (т.е. те, которые не хотелось бы чтоб пропали).</text:p>
      <text:p text:style-name="P25"/>
      <text:p text:style-name="P62"/>
      <text:p text:style-name="P55"/>
      <text:p text:style-name="P55"/>
      <text:p text:style-name="P1"/>
      <text:p text:style-name="P46">Вопрос №8.</text:p>
      <text:p text:style-name="P6">Выскажись своему "видению" (этой проблемы). </text:p>
      <text:p text:style-name="P17">Т.е. представь диалог. </text:p>
      <text:p text:style-name="P17">Есть ты (от первого лица).</text:p>
      <text:p text:style-name="P17">Есть эта проблема (как личность, сидящая лицом к тебе).</text:p>
      <text:p text:style-name="P17">И скажи ей:</text:p>
      <text:p text:style-name="P6">- <text:span text:style-name="T4">что ты её любишь</text:span></text:p>
      <text:p text:style-name="P6">- <text:span text:style-name="T4">что не можешь без него жить</text:span></text:p>
      <text:p text:style-name="P6">- свое мнение</text:p>
      <text:p text:style-name="P6">- <text:span text:style-name="T4">свои тревоги</text:span></text:p>
      <text:p text:style-name="P6">- что <text:span text:style-name="T4">ты </text:span>видишь</text:p>
      <text:p text:style-name="P6">- <text:span text:style-name="T4">спроси его надо ли тебе </text:span>применить к нему какие-то коэффициенты <text:span text:style-name="T4">(обновить свои знания и ожидания в чём-то) </text:span>чтоб лучше его понять.</text:p>
      <text:p text:style-name="P1"/>
      <text:p text:style-name="P25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5">Все существенные (полезные) мысли выделить жирным (т.е. те, которые не хотелось бы чтоб пропали).</text:p>
      <text:p text:style-name="P25"/>
      <text:p text:style-name="P63"/>
      <text:p text:style-name="P55"/>
      <text:p text:style-name="P55"/>
      <text:p text:style-name="P1"/>
      <text:p text:style-name="P47">Вопрос №9.</text:p>
      <text:p text:style-name="P7">Представь <text:span text:style-name="T5">что ты видишь себя со стороны. </text:span></text:p>
      <text:p text:style-name="P18">В окружении таких же людей как ты (с такой же проблемой и такими же методами её решения).</text:p>
      <text:p text:style-name="P19">Но представь что ты – единственный кто считает что эти “принятые” решения нерабочие / нечестные / несправедливые / недостойные и т.п. </text:p>
      <text:p text:style-name="P19">И что ты единственный среди них кто верит что решить её можно только когда все вокруг неё обьеденятся.</text:p>
      <text:p text:style-name="P9">Что ты видишь?</text:p>
      <text:p text:style-name="P1"/>
      <text:p text:style-name="P25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5">Все существенные (полезные) мысли выделить жирным (т.е. те, которые не хотелось бы чтоб пропали).</text:p>
      <text:p text:style-name="P25"/>
      <text:p text:style-name="P54"/>
      <text:p text:style-name="P54"/>
      <text:p text:style-name="P54"/>
      <text:p text:style-name="P54"/>
      <text:p text:style-name="P25"/>
      <text:p text:style-name="P1"/>
      <text:p text:style-name="P23">Вопрос №10. </text:p>
      <text:p text:style-name="P10">Что НА САМОМ ДЕЛЕ произошло?</text:p>
      <text:p text:style-name="P8">- <text:span text:style-name="T6">события</text:span></text:p>
      <text:p text:style-name="P8">- <text:span text:style-name="T6">причины</text:span></text:p>
      <text:p text:style-name="P8">- <text:span text:style-name="T6">следствия</text:span></text:p>
      <text:p text:style-name="P8">- роль <text:span text:style-name="T6">этого события между этими причинами и этими следствиями?</text:span></text:p>
      <text:p text:style-name="P22"><text:span text:style-name="T6">(</text:span>по сути <text:span text:style-name="T6">это поисковой ресёрч – сбор фактов, причин, следствий и связей).</text:span></text:p>
      <text:p text:style-name="P22"/>
      <text:p text:style-name="P25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5">Все существенные (полезные) мысли выделить жирным (т.е. те, которые не хотелось бы чтоб пропали).</text:p>
      <text:p text:style-name="P25"/>
      <text:p text:style-name="P64"/>
      <text:p text:style-name="P55"/>
      <text:p text:style-name="P55"/>
      <text:p text:style-name="P22"/>
      <text:p text:style-name="P23">Вопрос №11.</text:p>
      <text:p text:style-name="P8">Является ли эта вещь шкалой? </text:p>
      <text:p text:style-name="P10">Чтоб выяснить – спроецируй себя в такие ситуации (просто запиши, если бы ты был в каждой из них, как бы она выглядела):</text:p>
      <text:p text:style-name="P8"><text:span text:style-name="T6">Если “р</text:span>еш<text:span text:style-name="T6">у </text:span>задачу = <text:span text:style-name="T6">пятёрка [подарок, </text:span>социальное признание<text:span text:style-name="T6">]</text:span>, не реш<text:span text:style-name="T6">у</text:span> = ремень [нарушение моей целостности]".</text:p>
      <text:p text:style-name="P10">И наоборот.</text:p>
      <text:p text:style-name="P10">Если “решу задачу = ремень, не решу = пятёрка (подарок, статус и т.п.).”</text:p>
      <text:p text:style-name="P23">Один вариант может казаться более знакомым чем другой.</text:p>
      <text:p text:style-name="P22">Любая шкала почти всегда навязана (1% где-то природного происхождения).</text:p>
      <text:p text:style-name="P22"><text:span text:style-name="T6">И</text:span> она воюет <text:span text:style-name="T6">ремнями и статусами </text:span>за право жизни <text:span text:style-name="T6">в сердцах людей.</text:span></text:p>
      <text:p text:style-name="P22">Не имея этого "конструкта шкалы" ты перестанешь отходить от задачи чтоб доказать кому-то её важность.</text:p>
      <text:p text:style-name="P1"/>
      <text:p text:style-name="P25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5">Все существенные (полезные) мысли выделить жирным (т.е. те, которые не хотелось бы чтоб пропали).</text:p>
      <text:p text:style-name="P25"/>
      <text:p text:style-name="P65"/>
      <text:p text:style-name="P55"/>
      <text:p text:style-name="P55"/>
      <text:p text:style-name="P1"/>
      <text:p text:style-name="P23"/>
      <text:p text:style-name="P23">Вопрос №12.</text:p>
      <text:p text:style-name="P10">Сделай “сборку” этого вопроса.</text:p>
      <text:p text:style-name="P8"><text:span text:style-name="T6">П</text:span>рочувствуй <text:span text:style-name="T6">внутренние процессы</text:span>:</text:p>
      <text:p text:style-name="P8">- это<text:span text:style-name="T6">го</text:span> событи<text:span text:style-name="T6">я</text:span></text:p>
      <text:p text:style-name="P8">- вс<text:span text:style-name="T6">его </text:span>что с ним связано</text:p>
      <text:p text:style-name="P8">- <text:span text:style-name="T6">тебя</text:span></text:p>
      <text:p text:style-name="P8">- <text:span text:style-name="T6">того что тебя с ним </text:span>обьединяет</text:p>
      <text:p text:style-name="P8">- <text:span text:style-name="T6">всех прохожих проходящих мимо этого события</text:span></text:p>
      <text:p text:style-name="P8">- информационного поля</text:p>
      <text:p text:style-name="P8">- всех остальных во вселенной</text:p>
      <text:p text:style-name="P22">  * чтоб дать мозгам понять что ты решил что-то в этом плане навсегда изменить. </text:p>
      <text:p text:style-name="P22">И распределить нагрузку по мозгу равномерно (по сканам МРТ видно что если этого не сделать то будешь активировать только те зоны которыми ты привык это анализировать, а не все зоны которые могут тебе этим помочь - например без этого можешь отключить центр поиска подручных средств и анализа текущего т.е. <text:span text:style-name="T6">н</text:span>астоящего момента).</text:p>
      <text:p text:style-name="P25"/>
      <text:p text:style-name="P25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5">Все существенные (полезные) мысли выделить жирным (т.е. те, которые не хотелось бы чтоб пропали).</text:p>
      <text:p text:style-name="P25"/>
      <text:p text:style-name="P66"/>
      <text:p text:style-name="P66"/>
      <text:p text:style-name="P55"/>
      <text:p text:style-name="P22"/>
      <text:p text:style-name="P32">Вопрос №13.</text:p>
      <text:p text:style-name="P4">Представь что эта вещь (проблема) летает в вакууме, в котором нет ни энергии ни других вещей. Что ты видишь?</text:p>
      <text:p text:style-name="P1"/>
      <text:p text:style-name="P26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6">Все существенные (полезные) мысли выделить жирным (т.е. те, которые не хотелось бы чтоб пропали).</text:p>
      <text:p text:style-name="P26"/>
      <text:p text:style-name="P66"/>
      <text:p text:style-name="P56"/>
      <text:p text:style-name="P56"/>
      <text:p text:style-name="P33"/>
      <text:p text:style-name="P1"/>
      <text:p text:style-name="P32">Вопрос №14.</text:p>
      <text:p text:style-name="P4">Чем (какими своими частями) этот пункт решает повторяющиеся проблемы?</text:p>
      <text:p text:style-name="P1"/>
      <text:p text:style-name="P26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6">Все существенные (полезные) мысли выделить жирным (т.е. те, которые не хотелось бы чтоб пропали).</text:p>
      <text:p text:style-name="P26"/>
      <text:p text:style-name="P66"/>
      <text:p text:style-name="P66"/>
      <text:p text:style-name="P66"/>
      <text:p text:style-name="P33"/>
      <text:p text:style-name="P1"/>
      <text:p text:style-name="P32">Вопрос №15.</text:p>
      <text:p text:style-name="P4">Почему (по каким причинам этот пункт решает повторяющиеся проблемы?</text:p>
      <text:p text:style-name="P1"/>
      <text:p text:style-name="P26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6">Все существенные (полезные) мысли выделить жирным (т.е. те, которые не хотелось бы чтоб пропали).</text:p>
      <text:p text:style-name="P26"/>
      <text:p text:style-name="P67"/>
      <text:p text:style-name="P67"/>
      <text:p text:style-name="P56"/>
      <text:p text:style-name="P33"/>
      <text:p text:style-name="P34">Вопрос №16.</text:p>
      <text:p text:style-name="P4">Можно ли (и стоит ли) решить повторяющуюся проблему, котор<text:span text:style-name="T7">ую</text:span> оно решает, <text:span text:style-name="T7">так </text:span>чтоб это повторение создавало меньше заморочек для меня?</text:p>
      <text:p text:style-name="P34">Скорей всего нет, ещё рано что-то менять, но посмотреть стоит.</text:p>
      <text:p text:style-name="P27"/>
      <text:p text:style-name="P27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7">Все существенные (полезные) мысли выделить жирным (т.е. те, которые не хотелось бы чтоб пропали).</text:p>
      <text:p text:style-name="P27"/>
      <text:p text:style-name="P67"/>
      <text:p text:style-name="P57"/>
      <text:p text:style-name="P57"/>
      <text:p text:style-name="P35"/>
      <text:p text:style-name="P34">Вопрос №17.</text:p>
      <text:p text:style-name="P4">Какой перманентный вред нанесённый мне оно решает?</text:p>
      <text:p text:style-name="P27"/>
      <text:p text:style-name="P27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7">Все существенные (полезные) мысли выделить жирным (т.е. те, которые не хотелось бы чтоб пропали).</text:p>
      <text:p text:style-name="P27"/>
      <text:p text:style-name="P68"/>
      <text:p text:style-name="P68"/>
      <text:p text:style-name="P68"/>
      <text:p text:style-name="P35"/>
      <text:p text:style-name="P37">Вопрос №18.</text:p>
      <text:p text:style-name="P11">Какие у него есть методы решения этого перманентного вреда нанесённого мне?</text:p>
      <text:p text:style-name="P28"/>
      <text:p text:style-name="P28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8">Все существенные (полезные) мысли выделить жирным (т.е. те, которые не хотелось бы чтоб пропали).</text:p>
      <text:p text:style-name="P28"/>
      <text:p text:style-name="P58"/>
      <text:p text:style-name="P58"/>
      <text:p text:style-name="P58"/>
      <text:p text:style-name="P58"/>
      <text:p text:style-name="P36"/>
      <text:p text:style-name="P37">Вопрос №19.</text:p>
      <text:p text:style-name="P11">Чьи ещё повторяющиеся проблемы и перманентные вреды оно решает и какими методами? </text:p>
      <text:p text:style-name="P11">И могу ли я их решить <text:span text:style-name="T8">сам?</text:span></text:p>
      <text:p text:style-name="P11">(а.к.а. Распутать гадюшник, <text:span text:style-name="T8">взять на себя роль делающую этот пункт ценным</text:span>).</text:p>
      <text:p text:style-name="P1"/>
      <text:p text:style-name="P28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8">Все существенные (полезные) мысли выделить жирным (т.е. те, которые не хотелось бы чтоб пропали).</text:p>
      <text:p text:style-name="P28"/>
      <text:p text:style-name="P69"/>
      <text:p text:style-name="P58"/>
      <text:p text:style-name="P58">…</text:p>
      <text:p text:style-name="P36"/>
      <text:p text:style-name="P37"/>
      <text:p text:style-name="P37">Вопрос №20.</text:p>
      <text:p text:style-name="P11">Решения каких повторяющихся проблем и нанесённых кому-то перманентных вредов этой вещи избыточно? (в мире) </text:p>
      <text:p text:style-name="P36">Т.е. <text:span text:style-name="T8">какие вещи ему н</text:span>астолько просто <text:span text:style-name="T8">решать</text:span>, что ему решать их "одним больше одним, меньше - пофиг - никаких существенных дополнительных энергозатрат <text:span text:style-name="T8">при росте нагрузки</text:span>".</text:p>
      <text:p text:style-name="P1"/>
      <text:p text:style-name="P28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8">Все существенные (полезные) мысли выделить жирным (т.е. те, которые не хотелось бы чтоб пропали).</text:p>
      <text:p text:style-name="P28"/>
      <text:p text:style-name="P52"/>
      <text:p text:style-name="P52"/>
      <text:p text:style-name="P52"/>
      <text:p text:style-name="P52"/>
      <text:p text:style-name="P1"/>
      <text:p text:style-name="P37">Вопрос №21.</text:p>
      <text:p text:style-name="P4">Как это повторение делает меня лучше?</text:p>
      <text:p text:style-name="P28"/>
      <text:p text:style-name="P28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8">Все существенные (полезные) мысли выделить жирным (т.е. те, которые не хотелось бы чтоб пропали).</text:p>
      <text:p text:style-name="P28"/>
      <text:p text:style-name="P69"/>
      <text:p text:style-name="P69"/>
      <text:p text:style-name="P58"/>
      <text:p text:style-name="P58">…</text:p>
      <text:p text:style-name="P37"/>
      <text:p text:style-name="P37"/>
      <text:p text:style-name="P37">Вопрос №22.</text:p>
      <text:p text:style-name="P11">Задай себе вопрос, на каком этапе твоей жизни это возникло впервые.</text:p>
      <text:p text:style-name="P11">И представь что ты <text:span text:style-name="T8">тогдашний </text:span>(того возраста) говоришь об этом понятии себе сегодняшнему. Слово в слово. </text:p>
      <text:p text:style-name="P36">Тоже <text:span text:style-name="T8">глубокая </text:span>терапия. Чтоб не тыкать себе палки в колёса дальше на этом пути</text:p>
      <text:p text:style-name="P1"/>
      <text:p text:style-name="P28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8">Все существенные (полезные) мысли выделить жирным (т.е. те, которые не хотелось бы чтоб пропали).</text:p>
      <text:p text:style-name="P28"/>
      <text:p text:style-name="P52"/>
      <text:p text:style-name="P52"/>
      <text:p text:style-name="P52"/>
      <text:p text:style-name="P1"/>
      <text:p text:style-name="P37">Вопрос №23.</text:p>
      <text:p text:style-name="P4">БЛАГОДАРНОСТЬ</text:p>
      <text:p text:style-name="P12">Проговори в уме:</text:p>
      <text:p text:style-name="P12">Я благодарю…:</text:p>
      <text:p text:style-name="P4">- <text:span text:style-name="T8">его </text:span>(предмет <text:span text:style-name="T8">вопроса</text:span>)</text:p>
      <text:p text:style-name="P4">- его существовани<text:span text:style-name="T8">е</text:span></text:p>
      <text:p text:style-name="P4">- всё что он(о) даёт</text:p>
      <text:p text:style-name="P4">- всех кто мне что либо даёт когда оно у меня есть</text:p>
      <text:p text:style-name="P4">- всё что мне приходит когда оно у меня есть</text:p>
      <text:p text:style-name="P4">- все методы делать себе хорошо которые мне доступны когда оно у меня есть</text:p>
      <text:p text:style-name="P4">- всё что не мешает и не сопротивляется созданию, поддержанию и защите этого (или вакуумов в которых оно есть)</text:p>
      <text:p text:style-name="P4">- всех ради кого оно создаётся поддерживается и защищается</text:p>
      <text:p text:style-name="P4">- всё ради чего оно создаётся поддерживается и защищается</text:p>
      <text:p text:style-name="P4">- всё чем я есть когда оно у меня есть <text:span text:style-name="T8">(</text:span>это защита от тех кто мне будет упрекать что <text:s/>я чего-то “не заслужил”, <text:span text:style-name="T8">и</text:span>ли <text:span text:style-name="T8">что я “</text:span>что-то не так сделал и заслужил проблему”. Упырей короче которые пытаются меня добить <text:span text:style-name="T8">воспользовавшись этой проблемой).</text:span></text:p>
      <text:p text:style-name="P1"/>
      <text:p text:style-name="P28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8">Все существенные (полезные) мысли выделить жирным (т.е. те, которые не хотелось бы чтоб пропали).</text:p>
      <text:p text:style-name="P28"/>
      <text:p text:style-name="P53"/>
      <text:p text:style-name="P53"/>
      <text:p text:style-name="P53"/>
      <text:p text:style-name="P1"/>
      <text:p text:style-name="P37">Вопрос №24.</text:p>
      <text:p text:style-name="P11"><text:span text:style-name="T8">БЛАГОДАРНОСТЬ </text:span>АЛЬТЕРНАТИВЫ.</text:p>
      <text:p text:style-name="P12">Т.е. как предыдущий вопрос №23, но на этот раз я благодарю:</text:p>
      <text:p text:style-name="P12">- альтернативу этого вопроса (то что достигает той же цели противоположными результатами)</text:p>
      <text:p text:style-name="P12">- существование альтернативы</text:p>
      <text:p text:style-name="P12">- всё что мне альтернатива даёт</text:p>
      <text:p text:style-name="P11">- всех кто мне что либо даёт когда у меня есть <text:span text:style-name="T8">альтернатива</text:span></text:p>
      <text:p text:style-name="P11">- всё что мне приходит когда у меня есть <text:span text:style-name="T8">альтернатива</text:span></text:p>
      <text:p text:style-name="P11">- все методы делать себе хорошо которые мне доступны когда у меня <text:span text:style-name="T8">альтернатива</text:span></text:p>
      <text:p text:style-name="P11">- всё что не мешает и не сопротивляется созданию, поддержанию и защите <text:span text:style-name="T8">альтернативы</text:span></text:p>
      <text:p text:style-name="P11">- всех ради кого <text:span text:style-name="T8">альтернатива этой вещи </text:span>создаётся поддерживается и защищается</text:p>
      <text:p text:style-name="P11">- всё ради чего <text:span text:style-name="T8">альтернатива </text:span>создаётся поддерживается и защищается</text:p>
      <text:p text:style-name="P12">- всё чем я есть когда у меня есть альтернатива</text:p>
      <text:p text:style-name="P37"/>
      <text:p text:style-name="P28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8">Все существенные (полезные) мысли выделить жирным (т.е. те, которые не хотелось бы чтоб пропали).</text:p>
      <text:p text:style-name="P28"/>
      <text:p text:style-name="P72"/>
      <text:p text:style-name="P72"/>
      <text:p text:style-name="P72"/>
      <text:p text:style-name="P72"/>
      <text:p text:style-name="P37"/>
      <text:p text:style-name="P37">Вопрос №25.</text:p>
      <text:p text:style-name="P11">Если бы земляни прилетели на другую планету, на которой бы их считали пришельцами... </text:p>
      <text:p text:style-name="P11">И среди них был ты. </text:p>
      <text:p text:style-name="P12">С этой проблемой.</text:p>
      <text:p text:style-name="P11">Кого бы в тебе увидели те жители той планеты, для которой вы все - пришельцы?</text:p>
      <text:p text:style-name="P1"/>
      <text:p text:style-name="P28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8">Все существенные (полезные) мысли выделить жирным (т.е. те, которые не хотелось бы чтоб пропали).</text:p>
      <text:p text:style-name="P28"/>
      <text:p text:style-name="P72"/>
      <text:p text:style-name="P72"/>
      <text:p text:style-name="P72"/>
      <text:p text:style-name="P72"/>
      <text:p text:style-name="P37"/>
      <text:p text:style-name="P37">Вопрос №26.</text:p>
      <text:p text:style-name="P4"><text:span text:style-name="T8">Представь, как р</text:span>асцветают (я и все остальные) от любых моих мыслей или действий.</text:p>
      <text:p text:style-name="P1"/>
      <text:p text:style-name="P28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8">Все существенные (полезные) мысли выделить жирным (т.е. те, которые не хотелось бы чтоб пропали).</text:p>
      <text:p text:style-name="P28"/>
      <text:p text:style-name="P73"/>
      <text:p text:style-name="P73"/>
      <text:p text:style-name="P73"/>
      <text:p text:style-name="P73"/>
      <text:p text:style-name="P37"/>
      <text:p text:style-name="P37">Вопрос №27.</text:p>
      <text:p text:style-name="P11"><text:span text:style-name="T8">Увидь</text:span>, что оно <text:span text:style-name="T8">(этот предмет разговора)</text:span>, и каждая его часть - это <text:span text:style-name="T8">ты</text:span>.</text:p>
      <text:p text:style-name="P1">* потому что "видеть что это я" это приближение, а требование - это отдаление.</text:p>
      <text:p text:style-name="P1"/>
      <text:p text:style-name="P28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8">Все существенные (полезные) мысли выделить жирным (т.е. те, которые не хотелось бы чтоб пропали).</text:p>
      <text:p text:style-name="P28"/>
      <text:p text:style-name="P82"/>
      <text:p text:style-name="P82"/>
      <text:p text:style-name="P82"/>
      <text:p text:style-name="P82"/>
      <text:p text:style-name="P1"/>
      <text:p text:style-name="P40">Вопрос №28.</text:p>
      <text:p text:style-name="P13"><text:span text:style-name="T9">Увидь, </text:span>что оно и каждая его часть видит в <text:span text:style-name="T9">тебе (т.е. увидь его глазами себя)</text:span>.</text:p>
      <text:p text:style-name="P1">* практика показала что это сразу включает механизмы саморешения, после которых экономится куча времени на анализе.</text:p>
      <text:p text:style-name="P1"/>
      <text:p text:style-name="P29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9">Все существенные (полезные) мысли выделить жирным (т.е. те, которые не хотелось бы чтоб пропали).</text:p>
      <text:p text:style-name="P29"/>
      <text:p text:style-name="P74"/>
      <text:p text:style-name="P74"/>
      <text:p text:style-name="P74"/>
      <text:p text:style-name="P74"/>
      <text:p text:style-name="P1"/>
      <text:p text:style-name="P40">Вопрос №29.</text:p>
      <text:p text:style-name="P20">Как выглядит постоянная защита всех вещей (людей, предметов, структур и т.п.), которые тебя постоянно удовлетворяют, от любых проявлений этой проблемы.</text:p>
      <text:p text:style-name="P1"/>
      <text:p text:style-name="P29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9">Все существенные (полезные) мысли выделить жирным (т.е. те, которые не хотелось бы чтоб пропали).</text:p>
      <text:p text:style-name="P29"/>
      <text:p text:style-name="P74"/>
      <text:p text:style-name="P74"/>
      <text:p text:style-name="P74"/>
      <text:p text:style-name="P74"/>
      <text:p text:style-name="P74"/>
      <text:p text:style-name="P1"/>
      <text:p text:style-name="P40">Вопрос №30.</text:p>
      <text:p text:style-name="P4"><text:span text:style-name="T9">П</text:span>осмотри на это с принципа что свобода это не иметь всё что хочешь а не хотеть.</text:p>
      <text:p text:style-name="P1"/>
      <text:p text:style-name="P29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9">Все существенные (полезные) мысли выделить жирным (т.е. те, которые не хотелось бы чтоб пропали).</text:p>
      <text:p text:style-name="P29"/>
      <text:p text:style-name="P74"/>
      <text:p text:style-name="P74"/>
      <text:p text:style-name="P74"/>
      <text:p text:style-name="P74"/>
      <text:p text:style-name="P74"/>
      <text:p text:style-name="P1"/>
      <text:p text:style-name="P40">Вопрос №31.</text:p>
      <text:p text:style-name="P13">Что сделать чтоб оно увидело во мне и всех моих частях себя?</text:p>
      <text:p text:style-name="P29"/>
      <text:p text:style-name="P29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9">Все существенные (полезные) мысли выделить жирным (т.е. те, которые не хотелось бы чтоб пропали).</text:p>
      <text:p text:style-name="P29"/>
      <text:p text:style-name="P70"/>
      <text:p text:style-name="P70"/>
      <text:p text:style-name="P70"/>
      <text:p text:style-name="P59">…</text:p>
      <text:p text:style-name="P38"/>
      <text:p text:style-name="P1"/>
      <text:p text:style-name="P40">Вопрос №32.</text:p>
      <text:p text:style-name="P4">Направь своё намеренье на хорошее для тебя решение этого повторения.</text:p>
      <text:p text:style-name="P1">(выгодного, прибыльного, приятно запоминающегося - в кои то веки поживи для себя)</text:p>
      <text:p text:style-name="P1"/>
      <text:p text:style-name="P29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9">Все существенные (полезные) мысли выделить жирным (т.е. те, которые не хотелось бы чтоб пропали).</text:p>
      <text:p text:style-name="P29"/>
      <text:p text:style-name="P75"/>
      <text:p text:style-name="P75"/>
      <text:p text:style-name="P75"/>
      <text:p text:style-name="P75"/>
      <text:p text:style-name="P40"/>
      <text:p text:style-name="P40">Вопрос №33.</text:p>
      <text:p text:style-name="P4"><text:span text:style-name="T9">Если есть какой-то холст, на котором нарисованы мир, ты, люди и т.п. - какое Н</text:span>амеренье по поводу этого вопроса протека<text:span text:style-name="T9">ет у всех этих предметов (ты, люди, мир и т.п.) и между ними на этом </text:span>холсте?</text:p>
      <text:p text:style-name="P1"/>
      <text:p text:style-name="P29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9">Все существенные (полезные) мысли выделить жирным (т.е. те, которые не хотелось бы чтоб пропали).</text:p>
      <text:p text:style-name="P29"/>
      <text:p text:style-name="P75"/>
      <text:p text:style-name="P75"/>
      <text:p text:style-name="P75"/>
      <text:p text:style-name="P75"/>
      <text:p text:style-name="P1"/>
      <text:p text:style-name="P40">Вопрос №34.</text:p>
      <text:p text:style-name="P4">Что в этой вещи было видно у кого-то в фазе (осознанном сне) и КАК оно им было видно? </text:p>
      <text:p text:style-name="P1">[все аспекты: общую картину, под микроскопом и т.д. - короче всё что ты искал в своей фазе - найди и в ихней]</text:p>
      <text:p text:style-name="P1"/>
      <text:p text:style-name="P29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9">Все существенные (полезные) мысли выделить жирным (т.е. те, которые не хотелось бы чтоб пропали).</text:p>
      <text:p text:style-name="P29"/>
      <text:p text:style-name="P76"/>
      <text:p text:style-name="P76"/>
      <text:p text:style-name="P76"/>
      <text:p text:style-name="P76"/>
      <text:p text:style-name="P1"/>
      <text:p text:style-name="P40">Вопрос №35.</text:p>
      <text:p text:style-name="P13">Что другие люди колдуют <text:span text:style-name="T10">(притягивают в твою жизнь) </text:span>связанного с этой вещью?</text:p>
      <text:p text:style-name="P39"/>
      <text:p text:style-name="P29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9">Все существенные (полезные) мысли выделить жирным (т.е. те, которые не хотелось бы чтоб пропали).</text:p>
      <text:p text:style-name="P29"/>
      <text:p text:style-name="P77"/>
      <text:p text:style-name="P77"/>
      <text:p text:style-name="P77"/>
      <text:p text:style-name="P77"/>
      <text:p text:style-name="P1"/>
      <text:p text:style-name="P41">Вопрос №36.</text:p>
      <text:p text:style-name="P4">Что другие люди <text:span text:style-name="T11">делают </text:span>связано<text:span text:style-name="T11">го с этой задачей, с целью их самоудовлетворения</text:span>?</text:p>
      <text:p text:style-name="P1"/>
      <text:p text:style-name="P30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30">Все существенные (полезные) мысли выделить жирным (т.е. те, которые не хотелось бы чтоб пропали).</text:p>
      <text:p text:style-name="P30"/>
      <text:p text:style-name="P78"/>
      <text:p text:style-name="P78"/>
      <text:p text:style-name="P78"/>
      <text:p text:style-name="P78"/>
      <text:p text:style-name="P1"/>
      <text:p text:style-name="P42">Вопрос №37.</text:p>
      <text:p text:style-name="P14">Что ЭТА ПРОБЛЕМА решает?</text:p>
      <text:p text:style-name="P42">(сам по себе)</text:p>
      <text:p text:style-name="P1"/>
      <text:p text:style-name="P31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31">Все существенные (полезные) мысли выделить жирным (т.е. те, которые не хотелось бы чтоб пропали).</text:p>
      <text:p text:style-name="P31"/>
      <text:p text:style-name="P79"/>
      <text:p text:style-name="P79"/>
      <text:p text:style-name="P79"/>
      <text:p text:style-name="P79"/>
      <text:p text:style-name="P42"/>
      <text:p text:style-name="P42">Вопрос №38.</text:p>
      <text:p text:style-name="P4">Когда <text:span text:style-name="T11">впервые в истории вселенной </text:span>ЭТА ПРОБЛЕМА впервые попыталась решить то что она решает <text:span text:style-name="T11">(вещь к которой ты пришёл в вопросе №37)</text:span>? </text:p>
      <text:p text:style-name="P4"><text:span text:style-name="T11">Представь, что Эта Проблема (тогдашняя, первая в истории) </text:span>говорит <text:span text:style-name="T11">Этой Сегодняшней Проблеме (которую мы сейчас решаем), что она существует для решения ответа из вопроса №37.</text:span></text:p>
      <text:p text:style-name="P31"/>
      <text:p text:style-name="P31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31">Все существенные (полезные) мысли выделить жирным (т.е. те, которые не хотелось бы чтоб пропали).</text:p>
      <text:p text:style-name="P31"/>
      <text:p text:style-name="P79"/>
      <text:p text:style-name="P79"/>
      <text:p text:style-name="P79"/>
      <text:p text:style-name="P79"/>
      <text:p text:style-name="P42"/>
      <text:p text:style-name="P42">Вопрос №39.</text:p>
      <text:p text:style-name="P14">Что ЭТА ПРОБЛЕМА колдует?</text:p>
      <text:p text:style-name="P43">Что она сама по себе притягивает в жизнь каждому кто её имеет?</text:p>
      <text:p text:style-name="P31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31">Все существенные (полезные) мысли выделить жирным (т.е. те, которые не хотелось бы чтоб пропали).</text:p>
      <text:p text:style-name="P31"/>
      <text:p text:style-name="P80"/>
      <text:p text:style-name="P80"/>
      <text:p text:style-name="P80"/>
      <text:p text:style-name="P80"/>
      <text:p text:style-name="P1"/>
      <text:p text:style-name="P42">Вопрос №40.</text:p>
      <text:p text:style-name="P4">Как сделать так чтоб этот <text:span text:style-name="T11">вопрос</text:span>: </text:p>
      <text:p text:style-name="P4">- Решал всемирные проблемы?</text:p>
      <text:p text:style-name="P4">- Мотивировал инфраструктуры находить <text:span text:style-name="T11">рост и ускорение роста решения </text:span>всемирных проблем?</text:p>
      <text:p text:style-name="P4">- Мотивировал инфраструктуры мотивировать другие инфраструктуры искать <text:span text:style-name="T11">рост и ускорение решения всемирных проблем</text:span>?</text:p>
      <text:p text:style-name="P1">(<text:span text:style-name="T11">я это решаю уже прикладным, но всё таки - </text:span>так навскидку)</text:p>
      <text:p text:style-name="P1"/>
      <text:p text:style-name="P31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31">Все существенные (полезные) мысли выделить жирным (т.е. те, которые не хотелось бы чтоб пропали).</text:p>
      <text:p text:style-name="P31"/>
      <text:p text:style-name="P81"/>
      <text:p text:style-name="P81"/>
      <text:p text:style-name="P81"/>
      <text:p text:style-name="P81"/>
      <text:p text:style-name="P8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13T16:59:00.665236614</meta:creation-date>
    <meta:editing-duration>PT9H33M5S</meta:editing-duration>
    <meta:editing-cycles>132</meta:editing-cycles>
    <meta:generator>LibreOffice/7.0.0.3$Windows_x86 LibreOffice_project/8061b3e9204bef6b321a21033174034a5e2ea88e</meta:generator>
    <dc:title>Вопросник</dc:title>
    <dc:date>2020-08-27T20:51:29.397000000</dc:date>
    <meta:document-statistic meta:table-count="0" meta:image-count="0" meta:object-count="0" meta:page-count="1" meta:paragraph-count="272" meta:word-count="3020" meta:character-count="19638" meta:non-whitespace-character-count="16861"/>
    <meta:template xlink:type="simple" xlink:actuate="onRequest" xlink:title="Вопросник" xlink:href="../../../../../Templates/Вопросник.ott" meta:date="2020-08-13T16:58:49.753510092"/>
  </office:meta>
</office:document-meta>
</file>